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/>
    <style:font-face style:name="Times New Roman CE" svg:font-family="'Times New Roman CE'" style:font-family-generic="roman"/>
    <style:font-face style:name="Courier New CE" svg:font-family="'Courier New CE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style:font-name="Times New Roman" fo:language="en" fo:country="US" style:font-name-asian="Times New Roman"/>
    </style:style>
    <style:style style:name="P4" style:family="paragraph" style:parent-style-name="Standard" style:master-page-name="Standard">
      <style:paragraph-properties style:page-number="auto"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Times New Roman CE" style:font-name-asian="Times New Roman CE" style:font-name-complex="Times New Roman CE"/>
    </style:style>
    <style:style style:name="T3" style:family="text">
      <style:text-properties style:font-name="Times New Roman" fo:language="ar" fo:country="SA" style:font-name-asian="Times New Roman" style:font-name-complex="Times New Roman"/>
    </style:style>
    <style:style style:name="T4" style:family="text">
      <style:text-properties style:font-name="Times New Roman" fo:language="en" fo:country="US" style:font-name-asian="Times New Roman"/>
    </style:style>
    <style:style style:name="T5" style:family="text">
      <style:text-properties style:font-name="Courier New CE" fo:font-size="10pt" style:font-name-asian="Courier New CE" style:font-size-asian="10pt" style:font-name-complex="Courier New 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xed character encodings test.</text:p>
      <text:p text:style-name="P1">RTF file created using WordPad (important, because character encodings are saved differently).</text:p>
      <text:p text:style-name="P2"><text:span text:style-name="T1">Polskie litery: </text:span><text:span text:style-name="T2">ąćęłńśźżĄĆĘŁŃŚŹŻ</text:span></text:p>
      <text:p text:style-name="P2"><text:span text:style-name="T2">Arabski tekst: </text:span><text:span text:style-name="T3">عينة نص</text:span></text:p>
      <text:p text:style-name="P3">Rosyjski tekst (cyrylica): Образец текст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Times New Roman CE" svg:font-family="'Times New Roman CE'" style:font-family-generic="roman"/>
    <style:font-face style:name="Courier New CE" svg:font-family="'Courier New CE'" style:font-family-generic="modern" style:font-pitch="fixed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editing-cycles>0</meta:editing-cycles>
    <meta:editing-duration>PT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5" meta:word-count="28" meta:character-count="220"/>
  </office:meta>
</office:document-meta>
</file>